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742cm" svg:height="4.572cm" svg:x="1.037cm" svg:y="0.879cm">
          <draw:image xlink:href="../../wald-part-a-meter-sec1.png" xlink:type="simple" xlink:show="embed" xlink:actuate="onLoad">
            <text:p/>
          </draw:image>
        </draw:frame>
        <draw:frame draw:style-name="gr1" draw:text-style-name="P1" draw:layer="layout" svg:width="9.612cm" svg:height="4.566cm" svg:x="11.106cm" svg:y="0.879cm">
          <draw:image xlink:href="../../wald-part-a-meter-sec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6T14:40:44.929294000</meta:creation-date>
    <dc:date>2016-11-16T14:43:03.911099000</dc:date>
    <meta:editing-duration>PT1M8S</meta:editing-duration>
    <meta:editing-cycles>1</meta:editing-cycles>
    <meta:document-statistic meta:object-count="2"/>
    <meta:generator>LibreOffice/5.1.4.2$MacOSX_X86_64 LibreOffice_project/f99d75f39f1c57ebdd7ffc5f42867c12031db97a</meta:generator>
  </office:meta>
</office:document-meta>
</file>